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5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/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3" table:content-validation-name="val1" office:value-type="string" calcext:value-type="string">
            <text:p>Fait</text:p>
          </table:table-cell>
          <table:table-cell table:style-name="ce23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3" table:content-validation-name="val1"/>
          <table:table-cell table:style-name="ce23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9" office:value-type="string" calcext:value-type="string">
            <text:p>Fait</text:p>
          </table:table-cell>
          <table:table-cell table:style-name="ce29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A faire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3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9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3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9" table:content-validation-name="val1"/>
          <table:table-cell table:style-name="ce29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3" table:content-validation-name="val1" table:number-columns-repeated="2"/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29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2T10:43:49.897976466</dc:date>
    <meta:editing-duration>PT4H42M33S</meta:editing-duration>
    <meta:editing-cycles>25</meta:editing-cycles>
    <meta:generator>LibreOffice/7.3.7.2$Linux_X86_64 LibreOffice_project/30$Build-2</meta:generator>
    <meta:document-statistic meta:table-count="1" meta:cell-count="185" meta:object-count="0"/>
  </office:meta>
</office:document-meta>
</file>